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1e1b82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1e1b82" officeooo:paragraph-rsid="001e1b82" style:font-size-asian="10pt" style:font-size-complex="10pt"/>
    </style:style>
    <style:style style:name="T1" style:family="text">
      <style:text-properties officeooo:rsid="0012f360"/>
    </style:style>
    <style:style style:name="T2" style:family="text">
      <style:text-properties officeooo:rsid="00133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onds à ces questions, d’après ce que tu crois :</text:p>
      <text:p text:style-name="P2">D’<text:span text:style-name="T1">où vient l’eau dans ta maison ?</text:span>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D’<text:span text:style-name="T1">où vient l’électricité dans ta maison ?</text:span>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<text:span text:style-name="T2">un kilogramme de </text:span>plume <text:span text:style-name="T2">est-il plus lourd qu’un kilogramme de </text:span>plomb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Jusqu’où peut-on aller dans l’espace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De quoi est fait la matière qui nous entoure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Comment répondre à toutes ces questions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5">Es-tu intéressé par un club de jeux de société entre midi et deux le mardi et le vendredi ?</text:p>
      <text:p text:style-name="P4">…………………………………………………….………………………………………………………………………………………………..</text:p>
      <text:p text:style-name="P5">…………………………………………………….………………………………………………………………………………………………..</text:p>
      <text:p text:style-name="P1">Réponds à ces questions, d’après ce que tu crois :</text:p>
      <text:p text:style-name="P2">D’<text:span text:style-name="T1">où vient l’eau dans ta maison ?</text:span>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D’<text:span text:style-name="T1">où vient l’électricité dans ta maison ?</text:span>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<text:span text:style-name="T2">un kilogramme de </text:span>plume <text:span text:style-name="T2">est-il plus lourd qu’un kilogramme de </text:span>plomb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Jusqu’où peut-on aller dans l’espace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De quoi est fait la matière qui nous entoure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2">Comment répondre à toutes ces questions ?</text:p>
      <text:p text:style-name="P2">…………………………………………………….………………………………………………………………………………………………..</text:p>
      <text:p text:style-name="P2">…………………………………………………….………………………………………………………………………………………………..</text:p>
      <text:p text:style-name="P5">Es-tu intéressé par un club de jeux de société entre midi et deux le mardi et le vendredi ?</text:p>
      <text:p text:style-name="P4">…………………………………………………….………………………………………………………………………………………………..</text:p>
      <text:p text:style-name="P5">…………………………………………………….…………………………………………………………………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top="0.101cm" fo:margin-bottom="0.101cm" style:contextual-spacing="false" fo:text-align="center" style:justify-single-word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998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21:00:28.082681798</meta:creation-date>
    <dc:date>2021-09-05T21:36:26.236055258</dc:date>
    <meta:editing-duration>PT13M25S</meta:editing-duration>
    <meta:editing-cycles>13</meta:editing-cycles>
    <meta:generator>LibreOffice/7.2.0.4$Linux_X86_64 LibreOffice_project/20$Build-4</meta:generator>
    <meta:document-statistic meta:table-count="0" meta:image-count="0" meta:object-count="0" meta:page-count="1" meta:paragraph-count="44" meta:word-count="182" meta:character-count="2466" meta:non-whitespace-character-count="2328"/>
  </office:meta>
</office:document-meta>
</file>